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b3b3b3" draw:fill-gradient-name="Sash_20_1" draw:textarea-horizontal-align="center" draw:textarea-vertical-align="middle" draw:shadow="hidden" draw:shadow-offset-x="0.102cm" draw:shadow-offset-y="0.102cm"/>
    </style:style>
    <style:style style:name="gr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 draw:shadow="hidden" draw:shadow-offset-x="0.102cm" draw:shadow-offset-y="0.102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9pt"/>
    </style:style>
    <style:style style:name="T1" style:family="text">
      <style:text-properties fo:font-size="14pt"/>
    </style:style>
    <style:style style:name="T2" style:family="text">
      <style:text-properties style:text-position="sub 58%" fo:font-size="14pt" style:font-size-asian="18pt" style:font-size-complex="18pt"/>
    </style:style>
    <style:style style:name="T3" style:family="text">
      <style:text-properties fo:font-family="'Courier New'" style:font-family-generic="modern" style:font-pitch="fixed" fo:font-size="10pt"/>
    </style:style>
    <style:style style:name="T4" style:family="text">
      <style:text-properties fo:font-family="'Courier New'" style:font-family-generic="modern" style:font-pitch="fixed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2" draw:layer="layout" svg:width="2.568cm" svg:height="1.545cm" svg:x="12.601cm" svg:y="7.262cm">
          <text:p text:style-name="P1"><text:span text:style-name="T1">XMLVM</text:span><text:span text:style-name="T2">CLR</text:span></text:p>
        </draw:rect>
        <draw:frame draw:style-name="gr2" draw:text-style-name="P4" draw:id="id1" draw:layer="layout" svg:width="6.704cm" svg:height="0.997cm" svg:x="5.39cm" svg:y="7.544cm">
          <draw:text-box>
            <text:p text:style-name="P3"><text:span text:style-name="T3">&lt;clr:ldc type=</text:span><text:span text:style-name="T4">"int" value="2"/&gt;</text:span></text:p>
            <text:p text:style-name="P3"><text:span text:style-name="T3">&lt;clr:rem/&gt;</text:span></text:p>
          </draw:text-box>
        </draw:frame>
        <draw:connector draw:style-name="gr3" draw:text-style-name="P5" draw:layer="layout" draw:type="line" svg:x1="12.094cm" svg:y1="8.042cm" svg:x2="12.601cm" svg:y2="8.034cm" draw:start-shape="id1" draw:start-glue-point="1" draw:end-shape="id2" draw:end-glue-point="3">
          <text:p text:style-name="P3"/>
        </draw:connector>
        <draw:rect draw:style-name="gr1" draw:text-style-name="P2" draw:id="id4" draw:layer="layout" svg:width="3.147cm" svg:height="1.545cm" svg:x="12.324cm" svg:y="10.205cm">
          <text:p text:style-name="P1"><text:span text:style-name="T1">XMLVM</text:span><text:span text:style-name="T2">CLR-DFA</text:span></text:p>
        </draw:rect>
        <draw:frame draw:style-name="gr2" draw:text-style-name="P6" draw:id="id3" draw:layer="layout" svg:width="6.217cm" svg:height="6.353cm" svg:x="5.404cm" svg:y="8.768cm">
          <draw:text-box>
            <text:p text:style-name="P3"><text:span text:style-name="T4">&lt;clr:ldc type="int" value="2"&gt;</text:span></text:p>
            <text:p text:style-name="P3"><text:span text:style-name="T4"><text:s text:c="4"/></text:span><text:span text:style-name="T4">&lt;stack-pre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4"/></text:span><text:span text:style-name="T4">&lt;/stack-pre&gt;</text:span></text:p>
            <text:p text:style-name="P3"><text:span text:style-name="T4"><text:s text:c="4"/></text:span><text:span text:style-name="T4">&lt;stack-post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4"/></text:span><text:span text:style-name="T4">&lt;/stack-post&gt;</text:span></text:p>
            <text:p text:style-name="P3"><text:span text:style-name="T4">&lt;/clr:ldc&gt;</text:span></text:p>
            <text:p text:style-name="P3"><text:span text:style-name="T4">&lt;clr:rem&gt;</text:span></text:p>
            <text:p text:style-name="P3"><text:span text:style-name="T4"><text:s text:c="4"/></text:span><text:span text:style-name="T4">&lt;stack-pre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4"/></text:span><text:span text:style-name="T4">&lt;/stack-pre&gt;</text:span></text:p>
            <text:p text:style-name="P3"><text:span text:style-name="T4"><text:s text:c="4"/></text:span><text:span text:style-name="T4">&lt;stack-post&gt;</text:span></text:p>
            <text:p text:style-name="P3"><text:span text:style-name="T4"><text:s text:c="8"/></text:span><text:span text:style-name="T4">&lt;elem type="int"/&gt;</text:span></text:p>
            <text:p text:style-name="P3"><text:span text:style-name="T4"><text:s text:c="4"/></text:span><text:span text:style-name="T4">&lt;/stack-post&gt;</text:span></text:p>
            <text:p text:style-name="P3"><text:span text:style-name="T4">&lt;/clr:rem&gt;</text:span></text:p>
          </draw:text-box>
        </draw:frame>
        <draw:connector draw:style-name="gr3" draw:text-style-name="P5" draw:layer="layout" draw:type="line" svg:x1="11.621cm" svg:y1="11.944cm" svg:x2="12.324cm" svg:y2="10.977cm" draw:start-shape="id3" draw:start-glue-point="1" draw:end-shape="id4" draw:end-glue-point="3">
          <text:p text:style-name="P3"/>
        </draw:connector>
        <draw:connector draw:style-name="gr4" draw:text-style-name="P5" draw:layer="layout" svg:x1="13.885cm" svg:y1="8.807cm" svg:x2="13.897cm" svg:y2="10.205cm" draw:start-shape="id2" draw:start-glue-point="2" draw:end-shape="id4" draw:end-glue-point="0">
          <text:p text:style-name="P3"/>
        </draw:connector>
        <draw:rect draw:style-name="gr1" draw:text-style-name="P2" draw:id="id5" draw:layer="layout" svg:width="2.568cm" svg:height="1.545cm" svg:x="12.619cm" svg:y="13.046cm">
          <text:p text:style-name="P1"><text:span text:style-name="T1">XMLVM</text:span><text:span text:style-name="T2">JVM</text:span></text:p>
        </draw:rect>
        <draw:frame draw:style-name="gr2" draw:text-style-name="P4" draw:id="id6" draw:layer="layout" svg:width="5.329cm" svg:height="0.997cm" svg:x="16.239cm" svg:y="13.301cm">
          <draw:text-box>
            <text:p text:style-name="P3"><text:span text:style-name="T3">&lt;jvm:iconst value=</text:span><text:span text:style-name="T4">"</text:span><text:span text:style-name="T3">2</text:span><text:span text:style-name="T4">"</text:span><text:span text:style-name="T3">/&gt;</text:span></text:p>
            <text:p text:style-name="P3"><text:span text:style-name="T3">&lt;jvm:irem/&gt;</text:span></text:p>
          </draw:text-box>
        </draw:frame>
        <draw:connector draw:style-name="gr3" draw:text-style-name="P5" draw:layer="layout" draw:type="line" svg:x1="15.187cm" svg:y1="13.818cm" svg:x2="16.239cm" svg:y2="13.799cm" draw:start-shape="id5" draw:start-glue-point="1" draw:end-shape="id6" draw:end-glue-point="3">
          <text:p text:style-name="P3"/>
        </draw:connector>
        <draw:connector draw:style-name="gr4" draw:text-style-name="P5" draw:layer="layout" svg:x1="13.897cm" svg:y1="11.75cm" svg:x2="13.903cm" svg:y2="13.046cm" draw:start-shape="id4" draw:start-glue-point="2" draw:end-shape="id5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ash_20_1" draw:display-name="Sash 1" draw:style="linear" draw:start-color="#dc23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812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Wolfgang Korn</meta:initial-creator>
    <meta:creation-date>2006-06-28T19:16:42</meta:creation-date>
    <dc:date>2008-07-14T01:15:35</dc:date>
    <dc:language>de-DE</dc:language>
    <meta:editing-cycles>25</meta:editing-cycles>
    <meta:editing-duration>PT2H30M1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